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ackground-color="#ffbf00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00a93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Mdc(4,2)</text:p>
          </table:table-cell>
          <table:table-cell table:style-name="ce1" table:number-columns-repeated="1638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 % b</text:p>
          </table:table-cell>
          <table:table-cell table:style-name="ce2" office:value-type="string" calcext:value-type="string">
            <text:p>B == 0</text:p>
          </table:table-cell>
          <table:table-cell table:style-name="ce2"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Fals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Mdc(2, 0)</text:p>
          </table:table-cell>
          <table:table-cell table:style-name="ce1" table:number-columns-repeated="1638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 % b</text:p>
          </table:table-cell>
          <table:table-cell table:style-name="ce2" office:value-type="string" calcext:value-type="string">
            <text:p>B == 0</text:p>
          </table:table-cell>
          <table:table-cell table:style-name="ce2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Return 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Mdc(60,18)</text:p>
          </table:table-cell>
          <table:table-cell table:style-name="ce1" table:number-columns-repeated="1638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 % b</text:p>
          </table:table-cell>
          <table:table-cell table:style-name="ce2" office:value-type="string" calcext:value-type="string">
            <text:p>B == 0</text:p>
          </table:table-cell>
          <table:table-cell table:style-name="ce2"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fals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Mdc(18, 6)</text:p>
          </table:table-cell>
          <table:table-cell table:style-name="ce1" table:number-columns-repeated="1638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 % b</text:p>
          </table:table-cell>
          <table:table-cell table:style-name="ce2" office:value-type="string" calcext:value-type="string">
            <text:p>B == 0</text:p>
          </table:table-cell>
          <table:table-cell table:style-name="ce2"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Fals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Mdc(6, 0)</text:p>
          </table:table-cell>
          <table:table-cell table:style-name="ce1" table:number-columns-repeated="1638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 % b</text:p>
          </table:table-cell>
          <table:table-cell table:style-name="ce2" office:value-type="string" calcext:value-type="string">
            <text:p>B == 0</text:p>
          </table:table-cell>
          <table:table-cell table:style-name="ce2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Return 6</text:p>
          </table:table-cell>
          <table:table-cell table:number-columns-repeated="16383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6T11:28:01.560000000</meta:creation-date>
    <dc:date>2024-08-16T11:43:01.762000000</dc:date>
    <meta:editing-duration>PT15M</meta:editing-duration>
    <meta:editing-cycles>1</meta:editing-cycles>
    <meta:document-statistic meta:table-count="1" meta:cell-count="47" meta:object-count="0"/>
    <meta:generator>LibreOffice/7.6.3.2$Windows_X86_64 LibreOffice_project/29d686fea9f6705b262d369fede658f824154cc0</meta:generator>
  </office:meta>
</office:document-meta>
</file>